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5.481cm" svg:x="10.806cm" svg:y="1.519cm">
          <text:list text:style-name="L1">
            <text:list-item>
              <text:p>id</text:p>
            </text:list-item>
            <text:list-item>
              <text:p>event_type</text:p>
            </text:list-item>
            <text:list-item>
              <text:p>state</text:p>
            </text:list-item>
            <text:list-item>
              <text:p>created</text:p>
            </text:list-item>
            <text:list-item>
              <text:p>scheduled</text:p>
            </text:list-item>
            <text:list-item>
              <text:p>processed</text:p>
            </text:list-item>
            <text:list-item>
              <text:p>zone_id</text:p>
            </text:list-item>
            <text:list-item>
              <text:p>role_id</text:p>
            </text:list-item>
            <text:list-item>
              <text:p>parameters</text:p>
            </text:list-item>
            <text:list-item>
              <text:p>result_code</text:p>
            </text:list-item>
            <text:list-item>
              <text:p>results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" draw:id="id1" draw:layer="layout" svg:width="1.5cm" svg:height="1.5cm" svg:x="1.669cm" svg:y="3.5cm">
          <text:p text:style-name="P2"><text:span text:style-name="T1">N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cm" svg:x="8cm" svg:y="2cm">
          <text:p text:style-name="P2"><text:span text:style-name="T1">Ret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cm" svg:height="1cm" svg:x="4cm" svg:y="6cm">
          <text:p text:style-name="P2"><text:span text:style-name="T1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1cm" svg:x="7.5cm" svg:y="4.5cm">
          <text:p text:style-name="P2"><text:span text:style-name="T1">Fail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95cm" svg:y1="4.781cm" svg:x2="4.366cm" svg:y2="6.146cm" draw:start-shape="id1" draw:start-glue-point="9" draw:end-shape="id2" draw:end-glue-point="5" svg:d="m2950 4781 1416 1365">
          <text:p/>
        </draw:connector>
        <draw:connector draw:style-name="gr2" draw:text-style-name="P1" draw:layer="layout" draw:type="line" svg:x1="3.169cm" svg:y1="4.25cm" svg:x2="7.5cm" svg:y2="5cm" draw:start-shape="id1" draw:end-shape="id3" draw:end-glue-point="6" svg:d="m3169 4250 4331 750">
          <text:p/>
        </draw:connector>
        <draw:connector draw:style-name="gr2" draw:text-style-name="P1" draw:layer="layout" draw:type="line" svg:x1="8.75cm" svg:y1="3cm" svg:x2="6.134cm" svg:y2="6.146cm" draw:start-shape="id4" draw:start-glue-point="2" draw:end-shape="id2" draw:end-glue-point="11" svg:d="m8750 3000-2616 3146">
          <text:p/>
        </draw:connector>
        <draw:connector draw:style-name="gr2" draw:text-style-name="P1" draw:layer="layout" draw:type="line" svg:x1="8.75cm" svg:y1="3cm" svg:x2="8.5cm" svg:y2="4.5cm" draw:start-shape="id4" draw:start-glue-point="2" draw:end-shape="id3" draw:end-glue-point="4" svg:d="m8750 3000-250 1500">
          <text:p/>
        </draw:connector>
        <draw:connector draw:style-name="gr2" draw:text-style-name="P1" draw:layer="layout" draw:type="line" svg:x1="3.169cm" svg:y1="4.25cm" svg:x2="8cm" svg:y2="2.5cm" draw:start-shape="id1" draw:start-glue-point="10" draw:end-shape="id4" svg:d="m3169 4250 4831-1750">
          <text:p/>
        </draw:connector>
        <draw:connector draw:style-name="gr2" draw:text-style-name="P1" draw:layer="layout" draw:type="curve" svg:x1="8.75cm" svg:y1="2cm" svg:x2="9.5cm" svg:y2="2.5cm" draw:start-shape="id4" draw:start-glue-point="0" draw:end-shape="id4" draw:end-glue-point="1" svg:d="m8750 2000c0-751 626-626 1001-314s500 814-251 8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fit-to-size="shrink-to-fi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thew Grant</meta:initial-creator>
    <meta:creation-date>2011-03-21T16:04:01</meta:creation-date>
    <dc:date>2011-05-23T10:57:03</dc:date>
    <dc:creator>Matthew Grant</dc:creator>
    <meta:editing-duration>PT23H19M58S</meta:editing-duration>
    <meta:editing-cycles>16</meta:editing-cycles>
    <meta:generator>LibreOffice/3.3$Unix LibreOffice_project/330m19$Build-202</meta:generator>
    <meta:printed-by>Matthew Grant</meta:printed-by>
    <meta:print-date>2011-03-21T16:21:01</meta:print-date>
    <meta:document-statistic meta:object-count="11"/>
  </office:meta>
</office:document-meta>
</file>